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language="ru" fo:country="RU"/>
    </style:style>
    <style:style style:name="P3" style:family="paragraph" style:parent-style-name="Standard">
      <style:paragraph-properties>
        <style:tab-stops/>
      </style:paragraph-properties>
      <style:text-properties fo:color="#000000" fo:language="ru" fo:country="RU"/>
    </style:style>
    <style:style style:name="P4" style:family="paragraph" style:parent-style-name="Standard">
      <style:text-properties fo:color="#000000" fo:language="ru" fo:country="RU" fo:font-weight="normal" style:font-weight-asian="normal" style:font-weight-complex="normal"/>
    </style:style>
    <style:style style:name="P5" style:family="paragraph" style:parent-style-name="Standard">
      <style:text-properties fo:color="#000000" fo:language="en" fo:country="US"/>
    </style:style>
    <style:style style:name="P6" style:family="paragraph" style:parent-style-name="Standard">
      <style:paragraph-properties>
        <style:tab-stops/>
      </style:paragraph-properties>
      <style:text-properties fo:color="#000000" fo:language="en" fo:country="US"/>
    </style:style>
    <style:style style:name="P7" style:family="paragraph" style:parent-style-name="Standard">
      <style:paragraph-properties fo:break-before="page"/>
      <style:text-properties fo:color="#000000" fo:language="ru" fo:country="RU" fo:font-weight="bold" style:font-weight-asian="bold" style:font-weight-complex="bold"/>
    </style:style>
    <style:style style:name="P8" style:family="paragraph" style:parent-style-name="Standard">
      <style:paragraph-properties fo:margin-left="1.905cm" fo:margin-right="0cm" fo:text-indent="-0.635cm" style:auto-text-indent="false">
        <style:tab-stops/>
      </style:paragraph-properties>
      <style:text-properties fo:color="#000000" fo:language="en" fo:country="US"/>
    </style:style>
    <style:style style:name="P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 fo:language="en" fo:country="US"/>
    </style:style>
    <style:style style:name="P10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 fo:language="ru" fo:country="RU" fo:font-weight="normal" style:font-weight-asian="normal" style:font-weight-complex="normal"/>
    </style:style>
    <style:style style:name="P11" style:family="paragraph" style:parent-style-name="Standard">
      <style:paragraph-properties fo:margin-left="1.27cm" fo:margin-right="0cm" fo:text-indent="0cm" style:auto-text-indent="false" fo:break-before="page">
        <style:tab-stops/>
      </style:paragraph-properties>
      <style:text-properties fo:color="#000000" fo:language="ru" fo:country="RU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fo:language="en" fo:country="US"/>
    </style:style>
    <style:style style:name="P13" style:family="paragraph" style:parent-style-name="Standard" style:list-style-name="L1">
      <style:text-properties fo:language="ru" fo:country="RU"/>
    </style:style>
    <style:style style:name="P14" style:family="paragraph" style:parent-style-name="Standard" style:list-style-name="L2">
      <style:text-properties fo:color="#000000" fo:language="ru" fo:country="RU"/>
    </style:style>
    <style:style style:name="P15" style:family="paragraph" style:parent-style-name="Standard" style:list-style-name="L2">
      <style:text-properties fo:color="#000000"/>
    </style:style>
    <style:style style:name="P16" style:family="paragraph" style:parent-style-name="Standard" style:list-style-name="L3">
      <style:text-properties fo:color="#000000"/>
    </style:style>
    <style:style style:name="P17" style:family="paragraph" style:parent-style-name="Standard" style:list-style-name="L7">
      <style:text-properties fo:color="#000000"/>
    </style:style>
    <style:style style:name="P18" style:family="paragraph" style:parent-style-name="Standard" style:list-style-name="L7">
      <style:text-properties fo:color="#000000" fo:language="en" fo:country="US"/>
    </style:style>
    <style:style style:name="P19" style:family="paragraph" style:parent-style-name="Standard" style:list-style-name="L8">
      <style:text-properties fo:color="#000000" fo:language="en" fo:country="US"/>
    </style:style>
    <style:style style:name="P20" style:family="paragraph" style:parent-style-name="Standard" style:list-style-name="L8">
      <style:text-properties fo:color="#000000"/>
    </style:style>
    <style:style style:name="P21" style:family="paragraph" style:parent-style-name="Standard" style:list-style-name="L3"/>
    <style:style style:name="P22" style:family="paragraph" style:parent-style-name="Standard" style:list-style-name="L7">
      <style:text-properties fo:language="en" fo:country="US"/>
    </style:style>
    <style:style style:name="P23" style:family="paragraph" style:parent-style-name="Standard" style:list-style-name="L8"/>
    <style:style style:name="P24" style:family="paragraph" style:parent-style-name="Standard" style:list-style-name="L1">
      <style:paragraph-properties fo:break-before="page"/>
      <style:text-properties fo:color="#000000" fo:language="ru" fo:country="RU" fo:font-weight="bold" style:font-weight-asian="bold" style:font-weight-complex="bold"/>
    </style:style>
    <style:style style:name="P25" style:family="paragraph" style:parent-style-name="Standard">
      <style:paragraph-properties fo:margin-left="1.905cm" fo:margin-right="0cm" fo:text-indent="-0.635cm" style:auto-text-indent="false">
        <style:tab-stops/>
      </style:paragraph-properties>
      <style:text-properties fo:color="#000000" fo:language="en" fo:country="US"/>
    </style:style>
    <style:style style:name="P26" style:family="paragraph" style:parent-style-name="Standard" style:list-style-name="L4">
      <style:paragraph-properties fo:margin-left="1.905cm" fo:margin-right="0cm" fo:text-indent="-0.635cm" style:auto-text-indent="false">
        <style:tab-stops/>
      </style:paragraph-properties>
      <style:text-properties fo:color="#000000" fo:language="en" fo:country="US"/>
    </style:style>
    <style:style style:name="P27" style:family="paragraph" style:parent-style-name="Standard" style:list-style-name="L4">
      <style:paragraph-properties fo:margin-left="1.905cm" fo:margin-right="0cm" fo:text-indent="-0.635cm" style:auto-text-indent="false">
        <style:tab-stops/>
      </style:paragraph-properties>
      <style:text-properties fo:color="#000000" fo:language="ru" fo:country="RU"/>
    </style:style>
    <style:style style:name="P28" style:family="paragraph" style:parent-style-name="Standard">
      <style:paragraph-properties fo:margin-left="1.905cm" fo:margin-right="0cm" fo:text-indent="-0.635cm" style:auto-text-indent="false">
        <style:tab-stops/>
      </style:paragraph-properties>
    </style:style>
    <style:style style:name="P29" style:family="paragraph" style:parent-style-name="Standard" style:list-style-name="L6">
      <style:paragraph-properties fo:margin-left="1.905cm" fo:margin-right="0cm" fo:text-indent="-0.635cm" style:auto-text-indent="false">
        <style:tab-stops/>
      </style:paragraph-properties>
    </style:style>
    <style:style style:name="P30" style:family="paragraph" style:parent-style-name="Standard" style:list-style-name="L4">
      <style:paragraph-properties fo:margin-left="1.27cm" fo:margin-right="0cm" fo:text-indent="0cm" style:auto-text-indent="false">
        <style:tab-stops/>
      </style:paragraph-properties>
      <style:text-properties fo:color="#000000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f00"/>
    </style:style>
    <style:style style:name="T3" style:family="text">
      <style:text-properties fo:language="en" fo:country="US" fo:background-color="transparen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ru" fo:country="RU" fo:background-color="#c0c0c0"/>
    </style:style>
    <style:style style:name="T8" style:family="text">
      <style:text-properties fo:language="ru" fo:country="RU" fo:background-color="#ffff00"/>
    </style:style>
    <style:style style:name="T9" style:family="text">
      <style:text-properties fo:language="ru" fo:country="RU" fo:background-color="#808080"/>
    </style:style>
    <style:style style:name="T10" style:family="text">
      <style:text-properties style:text-line-through-style="solid" fo:language="ru" fo:country="RU"/>
    </style:style>
    <style:style style:name="T11" style:family="text">
      <style:text-properties style:text-line-through-style="solid" fo:language="en" fo:country="US"/>
    </style:style>
    <style:style style:name="T12" style:family="text">
      <style:text-properties fo:color="#000000"/>
    </style:style>
    <style:style style:name="T13" style:family="text">
      <style:text-properties fo:color="#000000" fo:language="ru" fo:country="RU"/>
    </style:style>
    <style:style style:name="T14" style:family="text">
      <style:text-properties fo:color="#000000" fo:language="en" fo:country="US"/>
    </style:style>
    <style:style style:name="T15" style:family="text">
      <style:text-properties fo:color="#000000" fo:language="en" fo:country="US" fo:background-color="#c0c0c0"/>
    </style:style>
    <style:style style:name="T16" style:family="text">
      <style:text-properties fo:color="#000000" fo:language="en" fo:country="US" fo:background-color="#b3b3b3"/>
    </style:style>
    <style:style style:name="T17" style:family="text">
      <style:text-properties fo:color="#000000" fo:language="en" fo:country="US" fo:background-color="#ffff00"/>
    </style:style>
    <style:style style:name="T18" style:family="text">
      <style:text-properties fo:color="#000000" fo:language="en" fo:country="US" fo:background-color="#ffffff"/>
    </style:style>
    <style:style style:name="T19" style:family="text">
      <style:text-properties fo:background-color="#c0c0c0"/>
    </style:style>
    <style:style style:name="T20" style:family="text">
      <style:text-properties fo:background-color="#ffff00"/>
    </style:style>
    <style:style style:name="T21" style:family="text">
      <style:text-properties fo:background-color="#808080"/>
    </style:style>
    <style:style style:name="T22" style:family="text">
      <style:text-properties fo:background-color="#ffffff"/>
    </style:style>
    <style:style style:name="T23" style:family="text">
      <style:text-properties fo:background-color="transparen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пецификация взаимодействия клиента и сервера.</text:p>
      <text:list xml:id="list28370109" text:style-name="L1">
        <text:list-item>
          <text:p text:style-name="P13"><text:a xlink:type="simple" xlink:href="#Типы запросов"><text:span text:style-name="T12">Типы запросов клиента и их обработка </text:span></text:a></text:p>
        </text:list-item>
        <text:list-item>
          <text:p text:style-name="P13"><text:a xlink:type="simple" xlink:href="#Формат сообщений клиент -&gt; сервер"><text:span text:style-name="T12">Формат сообщений, посылаемых с клиента на сервер</text:span></text:a></text:p>
        </text:list-item>
        <text:list-item>
          <text:p text:style-name="P13"><text:a xlink:type="simple" xlink:href="#формат сообщений сервер  -&gt; клиент"><text:span text:style-name="T12">Формат ответа сервера</text:span></text:a></text:p>
          <text:p text:style-name="P24">Т<text:bookmark-start text:name="Типы запросов"/>ипы запросов клиента к серверу:<text:bookmark-end text:name="Типы запросов"/></text:p>
        </text:list-item>
      </text:list>
      <text:list xml:id="list28381715" text:style-name="L2">
        <text:list-item>
          <text:p text:style-name="P14">Функциональность клиента состоит в том, чтобы посылать запрос, принимать ответ и его выводить. Никакой обработки информации не нужно.</text:p>
        </text:list-item>
        <text:list-item>
          <text:p text:style-name="P15"><text:span text:style-name="T4">Типы сообщений заданы в файлах</text:span><text:span text:style-name="T1">GameEvent.as </text:span><text:span text:style-name="T4">и</text:span><text:span text:style-name="T1"> GameEvent.h. </text:span><text:span text:style-name="T4">ОБЯЗАТЕЛЬНО нужно соблюдать идентичность формата. Если добавились новые события в одном файле, нужно добавить ее в другом файле и добавить в спецификацию.</text:span></text:p>
        </text:list-item>
        <text:list-item>
          <text:p text:style-name="P14">Нужно учитывать, что везде может быть<text:span text:style-name="T1"> FAIL({Reason : string})</text:span></text:p>
        </text:list-item>
        <text:list-item>
          <text:p text:style-name="P14">Описание запросов: </text:p>
        </text:list-item>
      </text:list>
      <text:list xml:id="list28373534" text:style-name="L3">
        <text:list-item>
          <text:p text:style-name="P21"><text:span text:style-name="T15">AUTH</text:span><text:span text:style-name="T14"> {vk_id:uint , Password:String } – запрос на авторизацию. Возможные варианты ответа:</text:span></text:p>
          <text:list>
            <text:list-item>
              <text:p text:style-name="P16"><text:span text:style-name="T2">SUCCESS</text:span><text:span text:style-name="T1"> – все ок. если не существует, то создать и вернуть </text:span><text:span text:style-name="T4">ему </text:span><text:span text:style-name="T1">id.</text:span></text:p>
            </text:list-item>
          </text:list>
        </text:list-item>
      </text:list>
      <text:list xml:id="list28389209" text:style-name="L4">
        <text:list-item>
          <text:list>
            <text:list-item>
              <text:list>
                <text:list-header>
                  <text:p text:style-name="P26">8. <text:span text:style-name="T20">PLAYER_ALREADY_AUTHORIZED </text:span>– <text:span text:style-name="T4">уже есть подключение с данным игроком и новое подкючение создавать не стоит.</text:span></text:p>
                  <text:p text:style-name="P30"><text:span text:style-name="T4">1. <text:s text:c="2"/></text:span><text:span text:style-name="T7">G</text:span><text:span text:style-name="T19">ET_ONLINE_PLAYERS</text:span><text:span text:style-name="T4">()</text:span></text:p>
                </text:list-header>
              </text:list>
            </text:list-item>
          </text:list>
        </text:list-item>
      </text:list>
      <text:p text:style-name="P9"><text:tab/><text:span text:style-name="T20">ONLINE_PLAYERS</text:span> {ids[id, vk_id, rating]}</text:p>
      <text:p text:style-name="P8"><text:span text:style-name="T4">2. </text:span><text:span text:style-name="T7">I</text:span><text:span text:style-name="T19">NVITE_TO_PLAY </text:span>{opp_id: uint}<text:span text:style-name="T4">–</text:span> <text:span text:style-name="T4">посылается запрос на </text:span>opp_id <text:span text:style-name="T4">о предложении сыграть от данного игрока. На клиент игрока посылается ответ </text:span>GotInvitation.</text:p>
      <text:p text:style-name="P12"><text:tab/><text:tab/><text:span text:style-name="T8">Ответа нет</text:span></text:p>
      <text:p text:style-name="P8"><text:span text:style-name="T23">3. </text:span><text:span text:style-name="T20">GOT_INVITE</text:span><text:span text:style-name="T22">{</text:span>uint opp_id} —<text:span text:style-name="T4"> запрос на игру.</text:span></text:p>
      <text:p text:style-name="P12"><text:span text:style-name="T4"><text:tab/><text:tab/></text:span><text:span text:style-name="T9">Ответа нет</text:span></text:p>
      <text:p text:style-name="P28">4. ACCEPT_INVITE<text:span text:style-name="T14">{</text:span><text:span text:style-name="T13">uint</text:span><text:span text:style-name="T14"> opp_id} – </text:span><text:span text:style-name="T13">принять запрос на игру от </text:span><text:span text:style-name="T14">opp_Id.</text:span></text:p>
      <text:list xml:id="list28367259" text:style-name="L6">
        <text:list-item>
          <text:p text:style-name="P29"><text:span text:style-name="T16">MOVE</text:span><text:span text:style-name="T14"> {from: String[2], to: String[2]}ход откуда куда. </text:span></text:p>
        </text:list-item>
        <text:list-item>
          <text:p text:style-name="P29"><text:span text:style-name="T17">GAME_STATE</text:span><text:span text:style-name="T18"> {isValid: bool, whiteT­urn:bool(), whites:[String[3]], blacks:[String[3]]}, fogCells: [String[2]]). // если isValid == false, то не смотрим на остальные сущности.</text:span></text:p>
        </text:list-item>
        <text:list-item>
          <text:p text:style-name="P29"><text:span text:style-name="T17">GAME_FINISHED</text:span><text:span text:style-name="T18"> {STATUS : uint} //STATUS = Enum {WHITE_WON, BLACK_WON, DRAW}</text:span></text:p>
        </text:list-item>
        <text:list-item>
          <text:p text:style-name="P29"><text:span text:style-name="T18">GAME_STARTED{uint opp_id}</text:span></text:p>
        </text:list-item>
      </text:list>
      <text:p text:style-name="P11"><text:bookmark-start text:name="Формат сообщений клиент -&gt; сервер"/>Формат сообщений, посылаемых с клиента на сервер.<text:bookmark-end text:name="Формат сообщений клиент -&gt; сервер"/><text:span text:style-name="T1">[</text:span>НИЗКОУРОВНЕВЫЙ<text:span text:style-name="T1">]</text:span></text:p>
      <text:p text:style-name="P10"/>
      <text:p text:style-name="P1"><text:span text:style-name="T4">Формат запросов будет выглядеть примерно так: </text:span><text:span text:style-name="T1">[messageLength, messageCommand, {arguments}], </text:span><text:span text:style-name="T4">где </text:span></text:p>
      <text:list xml:id="list28363128" text:style-name="L7">
        <text:list-item>
          <text:p text:style-name="P17"><text:span text:style-name="T1">messageLength – ожидаемая длина сообщения </text:span><text:span text:style-name="T4">в байтах</text:span><text:span text:style-name="T1">. </text:span><text:span text:style-name="T11">Жизнь настолько суров</text:span><text:span text:style-name="T10">а, </text:span><text:span text:style-name="T1">TCP/IP </text:span><text:span text:style-name="T4">так устроен, что сообщения необязательно придут сразу же одним сообщением, поэтому обрабатывать запрос нужно только в том случае, когда у нас есть все данные.</text:span></text:p>
        </text:list-item>
        <text:list-item>
          <text:p text:style-name="P22"><text:span text:style-name="T12">messageCommand – </text:span><text:span text:style-name="T13">тип запрос клиента, см. </text:span><text:a xlink:type="simple" xlink:href="#Типы запросов"><text:span text:style-name="T12">Типы запросов</text:span></text:a></text:p>
        </text:list-item>
        <text:list-item>
          <text:p text:style-name="P18">arguments – <text:span text:style-name="T4">аргументы запроса </text:span>messageCommand. <text:span text:style-name="T4">Должен приходить в виде объекта. Пример: </text:span>{id:3371777, password<text:span text:style-name="T4">:”</text:span>PASSWORD”}. <text:span text:style-name="T5">Внимание!</text:span><text:span text:style-name="T6"> Нужно строго придерживаться формата названий параметров!</text:span></text:p>
        </text:list-item>
      </text:list>
      <text:p text:style-name="P9"/>
      <text:p text:style-name="P9"/>
      <text:p text:style-name="P3"/>
      <text:list xml:id="list28397566" text:continue-list="list28389209" text:style-name="L4">
        <text:list-header>
          <text:p text:style-name="P27"/>
        </text:list-header>
      </text:list>
      <text:p text:style-name="P6"><text:tab/><text:tab/></text:p>
      <text:list xml:id="list28382805" text:continue-numbering="true" text:style-name="L4">
        <text:list-item>
          <text:list>
            <text:list-header>
              <text:p text:style-name="P26"/>
            </text:list-header>
          </text:list>
        </text:list-item>
      </text:list>
      <text:p text:style-name="P2"/>
      <text:p text:style-name="P2"><text:tab/></text:p>
      <text:p text:style-name="P2"/>
      <text:p text:style-name="P2"/>
      <text:p text:style-name="P5"/>
      <text:p text:style-name="P5"><text:tab/><text:tab/></text:p>
      <text:p text:style-name="P5"><text:tab/><text:tab/></text:p>
      <text:p text:style-name="P5"/>
      <text:p text:style-name="P2"/>
      <text:p text:style-name="P7"><text:bookmark-start text:name="формат сообщений сервер  -&gt; клиент"/>Формат ответа сервера клиенту.<text:bookmark-end text:name="формат сообщений сервер  -&gt; клиент"/><text:span text:style-name="T1">[</text:span>НИЗКОУРОВНЕВЫЙ<text:span text:style-name="T1">]</text:span></text:p>
      <text:p text:style-name="P4"/>
      <text:p text:style-name="P2">Ответы сервера могут быть разными(начиная от числа, заканчивая массивами фигур), поэтому предлагаю следующий формат ответа: <text:span text:style-name="T1">[messageLength, messageCommand, {answer}], </text:span>где </text:p>
      <text:list xml:id="list28386765" text:style-name="L8">
        <text:list-item>
          <text:p text:style-name="P19">messageLength – <text:span text:style-name="T4">длина ответа в байтах.</text:span></text:p>
        </text:list-item>
        <text:list-item>
          <text:p text:style-name="P23"><text:span text:style-name="T14">respond <text:s/>- </text:span><text:span text:style-name="T13">запрос </text:span><text:span text:style-name="T14">| </text:span><text:span text:style-name="T13">ответ на запрос. </text:span><text:span text:style-name="T14">//const</text:span></text:p>
        </text:list-item>
        <text:list-item>
          <text:p text:style-name="P19">resultCode</text:p>
        </text:list-item>
        <text:list-item>
          <text:p text:style-name="P20"><text:span text:style-name="T1">arguments – </text:span><text:span text:style-name="T4">ответ. Приходит в виде массива данных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0T21:10:54</meta:creation-date>
    <dc:date>2011-03-30T08:26:50.26</dc:date>
    <meta:editing-duration>PT03H35M36S</meta:editing-duration>
    <meta:editing-cycles>61</meta:editing-cycles>
    <meta:generator>OpenOffice.org/3.2$Win32 OpenOffice.org_project/320m18$Build-9502</meta:generator>
    <meta:document-statistic meta:table-count="0" meta:image-count="0" meta:object-count="0" meta:page-count="4" meta:paragraph-count="38" meta:word-count="355" meta:character-count="2584"/>
  </office:meta>
</office:document-meta>
</file>